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IS OMNISCIENCE (139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IS OMNISCIENCE (139:1-6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we do (139:1-3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we think (139: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we say (139:4-6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139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HIS OMNISCIENCE (139:1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HIS OMNIPRESENCE (139:7-1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HIS OMNIPRESENCE (139:7-12):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e is in the place of the dead (139: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e can be found by the farthest oceans (139:9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shines forth in the darkness (139:11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39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HIS OMNISCIENCE (139:1-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HIS OMNIPRESENCE (139:7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HIS OMNIPOTENCE (139:13-24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HIS OMNIPOTENCE (139:13-24):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David's review (139:13-18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David's review (139:13-18)<text:s text:c="1"/></text:span><text:span text:style-name="a521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God creates and arranges our bodies within the womb (139:13-1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schedules each day of our lives before we are born (139:16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 records our every day in his book (139:16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thinks wonderful and innumerable thoughts about us constantly (139:17-18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HIS OMNIPOTENCE (139:13-24):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David's review (139:13-18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David's request (139:19-2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David's request (139:19-24)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"O God, if only you would destroy the wicked!" (139:19-2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"Search me, 0 God, and know my heart" (139:23-24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HIS OMNIPOTENCE (139:13-24):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David's review (139:13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David's request (139:19-2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139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HIS OMNISCIENCE (139:1-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HIS OMNIPRESENCE (139:7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HIS OMNIPOTENCE (139:13-2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9 </dc:title>
    <meta:initial-creator>David STRICKLAND</meta:initial-creator>
    <dc:creator>David STRICKLAND</dc:creator>
    <meta:creation-date>2020-02-23T23:21:20Z</meta:creation-date>
    <dc:date>2020-02-23T23:21:20Z</dc:date>
    <meta:template xlink:href="BibleStudy" xlink:type="simple"/>
    <meta:editing-cycles>1</meta:editing-cycles>
    <meta:editing-duration>PT0S</meta:editing-duration>
    <meta:document-statistic meta:paragraph-count="37" meta:word-count="260"/>
  </office:meta>
</office:document-meta>
</file>